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S Serif" svg:font-family="'MS Serif'"/>
    <style:font-face style:name="helvetica" svg:font-family="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Numbering_20_123">
      <style:paragraph-properties fo:text-align="start" style:justify-single-word="false"/>
      <style:text-properties officeooo:paragraph-rsid="00197750"/>
    </style:style>
    <style:style style:name="P2" style:family="paragraph" style:parent-style-name="Standard" style:list-style-name="Numbering_20_123">
      <style:paragraph-properties fo:text-align="start" style:justify-single-word="false"/>
      <style:text-properties officeooo:paragraph-rsid="001b5f03"/>
    </style:style>
    <style:style style:name="P3" style:family="paragraph" style:parent-style-name="Standard" style:list-style-name="Numbering_20_123">
      <style:paragraph-properties fo:text-align="start" style:justify-single-word="false"/>
      <style:text-properties officeooo:paragraph-rsid="001d936c"/>
    </style:style>
    <style:style style:name="P4" style:family="paragraph" style:parent-style-name="Standard">
      <style:paragraph-properties fo:text-align="start" style:justify-single-word="false"/>
      <style:text-properties officeooo:paragraph-rsid="00145d3e"/>
    </style:style>
    <style:style style:name="P5" style:family="paragraph" style:parent-style-name="Standard">
      <style:paragraph-properties fo:text-align="start" style:justify-single-word="false"/>
      <style:text-properties officeooo:paragraph-rsid="00154316"/>
    </style:style>
    <style:style style:name="P6" style:family="paragraph" style:parent-style-name="Standard">
      <style:paragraph-properties fo:text-align="center" style:justify-single-word="false"/>
      <style:text-properties fo:font-size="20pt" officeooo:rsid="00145d3e" officeooo:paragraph-rsid="00145d3e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5d3e" officeooo:paragraph-rsid="00145d3e" style:font-size-asian="10.5pt" style:font-size-complex="12pt"/>
    </style:style>
    <style:style style:name="P8" style:family="paragraph" style:parent-style-name="Standard" style:list-style-name="Numbering_20_123">
      <style:paragraph-properties fo:text-align="start" style:justify-single-word="false"/>
      <style:text-properties officeooo:rsid="0016bd44" officeooo:paragraph-rsid="0016bd44"/>
    </style:style>
    <style:style style:name="P9" style:family="paragraph" style:parent-style-name="Standard" style:list-style-name="Numbering_20_123">
      <style:paragraph-properties fo:text-align="start" style:justify-single-word="false"/>
      <style:text-properties fo:font-weight="bold" officeooo:rsid="00197750" officeooo:paragraph-rsid="00197750" style:font-weight-asian="bold" style:font-weight-complex="bold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fo:font-weight="bold" officeooo:rsid="001b5f03" officeooo:paragraph-rsid="001b5f03" style:font-weight-asian="bold" style:font-weight-complex="bold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fo:font-weight="bold" officeooo:rsid="001f3f97" officeooo:paragraph-rsid="001f3f97" style:font-weight-asian="bold" style:font-weight-complex="bold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fo:font-weight="bold" officeooo:rsid="001f3f97" officeooo:paragraph-rsid="00206aa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f3f97" officeooo:paragraph-rsid="002150b5" style:font-weight-asian="bold" style:font-weight-complex="bold"/>
    </style:style>
    <style:style style:name="P14" style:family="paragraph" style:parent-style-name="Standard" style:list-style-name="Numbering_20_123">
      <style:paragraph-properties fo:text-align="start" style:justify-single-word="false"/>
      <style:text-properties fo:font-weight="bold" officeooo:rsid="00206aa5" officeooo:paragraph-rsid="00206aa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08a07" officeooo:paragraph-rsid="00208a0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150b5" officeooo:paragraph-rsid="002150b5" style:font-weight-asian="bold" style:font-weight-complex="bold"/>
    </style:style>
    <style:style style:name="P17" style:family="paragraph" style:parent-style-name="Standard" style:list-style-name="Numbering_20_123">
      <style:paragraph-properties fo:text-align="start" style:justify-single-word="false"/>
      <style:text-properties officeooo:rsid="001aeb98" officeooo:paragraph-rsid="001aeb98"/>
    </style:style>
    <style:style style:name="P18" style:family="paragraph" style:parent-style-name="Standard" style:list-style-name="Numbering_20_123">
      <style:paragraph-properties fo:text-align="start" style:justify-single-word="false"/>
      <style:text-properties officeooo:rsid="001d728d" officeooo:paragraph-rsid="001d728d"/>
    </style:style>
    <style:style style:name="P19" style:family="paragraph" style:parent-style-name="Standard" style:list-style-name="Numbering_20_123">
      <style:paragraph-properties fo:text-align="start" style:justify-single-word="false"/>
      <style:text-properties officeooo:rsid="001d936c" officeooo:paragraph-rsid="001d936c"/>
    </style:style>
    <style:style style:name="P20" style:family="paragraph" style:parent-style-name="Standard">
      <style:paragraph-properties fo:text-align="start" style:justify-single-word="false"/>
      <style:text-properties officeooo:rsid="001d936c" officeooo:paragraph-rsid="001d936c"/>
    </style:style>
    <style:style style:name="P21" style:family="paragraph" style:parent-style-name="Standard" style:list-style-name="Numbering_20_123">
      <style:paragraph-properties fo:text-align="start" style:justify-single-word="false"/>
      <style:text-properties officeooo:rsid="00206aa5" officeooo:paragraph-rsid="00206aa5"/>
    </style:style>
    <style:style style:name="P22" style:family="paragraph" style:parent-style-name="Standard" style:list-style-name="Numbering_20_123">
      <style:paragraph-properties fo:text-align="start" style:justify-single-word="false"/>
      <style:text-properties fo:font-weight="normal" officeooo:rsid="00206aa5" officeooo:paragraph-rsid="00206aa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08a07" officeooo:paragraph-rsid="00208a0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150b5" officeooo:paragraph-rsid="002150b5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45d3e" style:font-size-asian="10.5pt" style:font-size-complex="12pt"/>
    </style:style>
    <style:style style:name="T3" style:family="text">
      <style:text-properties fo:font-size="12pt" officeooo:rsid="00154316" style:font-size-asian="10.5pt" style:font-size-complex="12pt"/>
    </style:style>
    <style:style style:name="T4" style:family="text">
      <style:text-properties fo:font-size="12pt" officeooo:rsid="001659cd" style:font-size-asian="10.5pt" style:font-size-complex="12pt"/>
    </style:style>
    <style:style style:name="T5" style:family="text">
      <style:text-properties fo:font-size="12pt" officeooo:rsid="0016bd44" style:font-size-asian="10.5pt" style:font-size-complex="12pt"/>
    </style:style>
    <style:style style:name="T6" style:family="text">
      <style:text-properties fo:font-size="12pt" officeooo:rsid="00183258" style:font-size-asian="10.5pt" style:font-size-complex="12pt"/>
    </style:style>
    <style:style style:name="T7" style:family="text">
      <style:text-properties fo:font-size="12pt" officeooo:rsid="00197750" style:font-size-asian="10.5pt" style:font-size-complex="12pt"/>
    </style:style>
    <style:style style:name="T8" style:family="text">
      <style:text-properties fo:font-size="12pt" officeooo:rsid="001bd191" style:font-size-asian="10.5pt" style:font-size-complex="12pt"/>
    </style:style>
    <style:style style:name="T9" style:family="text">
      <style:text-properties fo:font-size="12pt" fo:font-weight="bold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145d3e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154316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659cd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197750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1bd191" style:font-size-asian="10.5pt" style:font-weight-asian="bold" style:font-size-complex="12pt" style:font-weight-complex="bold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54316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9d701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aeb98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b5f0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bd19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d728d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d936c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06aa5" style:font-size-asian="10.5pt" style:font-weight-asian="normal" style:font-size-complex="12pt" style:font-weight-complex="normal"/>
    </style:style>
    <style:style style:name="T24" style:family="text">
      <style:text-properties fo:font-size="12pt" fo:language="cs" fo:country="CZ" fo:font-weight="normal" officeooo:rsid="001f3f97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Calibri" fo:font-size="12pt" fo:letter-spacing="normal" fo:font-style="normal" fo:font-weight="normal" officeooo:rsid="0015431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Calibri" fo:font-size="12pt" fo:letter-spacing="normal" fo:font-style="normal" fo:font-weight="normal" officeooo:rsid="001d936c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libri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000000" style:font-name="Calibri" fo:font-size="12pt" fo:font-weight="normal" officeooo:rsid="00154316" style:font-size-asian="12pt" style:font-weight-asian="normal" style:font-size-complex="12pt" style:font-weight-complex="normal"/>
    </style:style>
    <style:style style:name="T31" style:family="text">
      <style:text-properties fo:color="#000000" style:font-name="Calibri"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000000" style:font-name="Calibri" fo:font-size="12pt" style:font-size-asian="12pt" style:font-size-complex="12pt"/>
    </style:style>
    <style:style style:name="T34" style:family="text">
      <style:text-properties fo:color="#000000" style:font-name="Calibri" fo:font-size="12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Zabezpečení sítí</text:p>
      <text:p text:style-name="P7"/>
      <text:p text:style-name="P4"><text:span text:style-name="T2">Útoky na datové sítě rozdělení: PASIVNÍ a AKTIVNÍ<text:tab/></text:span></text:p>
      <text:p text:style-name="P4"><text:span text:style-name="T2"/></text:p>
      <text:p text:style-name="P4"><text:span text:style-name="T10">Pasivní</text:span></text:p>
      <text:p text:style-name="P5"><text:span text:style-name="T16">- cílem pasivních útoků je získat/využít informace ze systému</text:span></text:p>
      <text:p text:style-name="P5"><text:span text:style-name="T16">- nemají vliv na systémové prostředky</text:span></text:p>
      <text:p text:style-name="P5"><text:span text:style-name="T16">- útočník pouze monitoruje kom. kanál a ohrožuje důvěrnost dat</text:span></text:p>
      <text:p text:style-name="P5"><text:span text:style-name="T16">- cíl pasivních útoků je získat přenášené informace odposloucháváním/monitorováním přenosu</text:span></text:p>
      <text:p text:style-name="P5"><text:span text:style-name="T16"><text:s/></text:span></text:p>
      <text:p text:style-name="P5"><text:span text:style-name="T11">Aktivní </text:span></text:p>
      <text:p text:style-name="P5"><text:span text:style-name="T11">- </text:span><text:span text:style-name="T30">aktivní útoky </text:span><text:span text:style-name="T26">se pokoušejí měnit systémové prostředky nebo ovlivnit jejich funkčnost</text:span></text:p>
      <text:p text:style-name="P5"><text:span text:style-name="T2">- </text:span><text:span text:style-name="T3">útočník při tomto útoku se snaží odstranit, přidat nebo nějak změnit přenášená data</text:span></text:p>
      <text:p text:style-name="P5"><text:span text:style-name="T3">- </text:span><text:span text:style-name="T5">existuje velká spousta druhů útoků, proto se zaměřím pouze na některé z nich</text:span><text:span text:style-name="T4">:</text:span></text:p>
      <text:p text:style-name="P5"><text:span text:style-name="T4"/></text:p>
      <text:list xml:id="list4250763310" text:style-name="Numbering_20_123">
        <text:list-item>
          <text:p text:style-name="P8"><text:span text:style-name="T12">D</text:span><text:span text:style-name="T9">oS</text:span><text:span text:style-name="T1">(odepření služby) </text:span><text:span text:style-name="T7">a </text:span><text:span text:style-name="T13">DdoS</text:span><text:span text:style-name="T7">(distribuované odepření služby) </text:span><text:span text:style-name="T1">útoky</text:span></text:p>
          <text:p text:style-name="P8"><text:span text:style-name="T1">- </text:span><text:span text:style-name="T6">typ útoku na internetové služby/stránky, jehož cílem je znefunkčnit a znepřístupnit cílovou službu ostatním uživatelům </text:span></text:p>
          <text:p text:style-name="P8"><text:span text:style-name="T6">- </text:span><text:span text:style-name="T7">extremní zatížení CPU cílového serveru </text:span></text:p>
          <text:p text:style-name="P9"><text:span text:style-name="T1">Typy Dos a DDoS útoků:</text:span></text:p>
          <text:p text:style-name="P9"><text:span text:style-name="T1">- </text:span><text:span text:style-name="T17">Ping of death: útočník vytvoří abnormálně velký ping IP packet</text:span></text:p>
          <text:p text:style-name="P1"><text:span text:style-name="T17">- </text:span><text:span text:style-name="T18">Teardrop attack: tento útok způsobí, že offsety se navzájem překrývají, napadený systém se pokusí pakety rekonstruovat ale selže, cílový systém je poté zmatený a zhroutí se</text:span></text:p>
          <text:p text:style-name="P12"><text:span text:style-name="T7">M</text:span><text:span text:style-name="T1">ožné obrany:</text:span></text:p>
          <text:p text:style-name="P12"><text:span text:style-name="T18">- Firewall</text:span></text:p>
          <text:p text:style-name="P12"><text:span text:style-name="T18"/></text:p>
        </text:list-item>
        <text:list-item>
          <text:p text:style-name="P17"><text:span text:style-name="T9">MitM</text:span><text:span text:style-name="T15">(Man in the middle) útok</text:span></text:p>
          <text:p text:style-name="P17"><text:span text:style-name="T15">- </text:span><text:span text:style-name="T19">k útoku MitM dojde, když se hacker vloží mezi komunikaci klienta a serveru</text:span></text:p>
          <text:p text:style-name="P10"><text:span text:style-name="T1">Typy MitM útoků:</text:span></text:p>
          <text:p text:style-name="P10"><text:span text:style-name="T1">- </text:span><text:span text:style-name="T15">Session hijacking: v tomto typu útoku MitM útočník </text:span><text:span text:style-name="T24">“</text:span><text:span text:style-name="T15">unese“ relaci mezi klientem a serverem, útočící pc nahradí svou IP adresu za klientovu, zatímco server pokračuje v relaci, věřící že komunikuje s klientem</text:span></text:p>
          <text:p text:style-name="P2"><text:span text:style-name="T19">-</text:span><text:span text:style-name="T20">IP spoofing: používá útočník k přesvědčení systému, že komunikuje s důvěryhodnou entitou, a poskytuje útočníkovi přístup do sytému. Funguje to tak, že útočník odešle paket se zdrojovou IP adresou důvěryhodného hostitele namísto vlastní </text:span><text:span text:style-name="T21">Ip</text:span><text:span text:style-name="T20">adresy</text:span></text:p>
          <text:p text:style-name="P11"><text:span text:style-name="T8">M</text:span><text:span text:style-name="T1">ožné obrany:</text:span></text:p>
          <text:p text:style-name="P11"><text:span text:style-name="T1">-</text:span><text:span text:style-name="T15"> vzájemná výměna veřejných klíčů jiným, bezpečným kanálem</text:span></text:p>
          <text:p text:style-name="P11"><text:span text:style-name="T15">- </text:span><text:span text:style-name="T23">ověřením získaných veřejných klíčů jiným způsobem</text:span></text:p>
          <text:p text:style-name="P11"><text:span text:style-name="T23">- voěřením klíčů pomocí el. podpisu obou účastníků </text:span></text:p>
          <text:p text:style-name="P11"><text:span text:style-name="T23"/></text:p>
        </text:list-item>
        <text:list-item>
          <text:p text:style-name="P18"><text:span text:style-name="T14">P</text:span><text:span text:style-name="T9">hishing</text:span><text:span text:style-name="T15"> útok</text:span></text:p>
          <text:p text:style-name="P18"><text:span text:style-name="T15">- podvodná technika používaná útočníkem k získávání citlivých údajů</text:span></text:p>
          <text:p text:style-name="P18"><text:span text:style-name="T15">- principem phishingu je rozesílání e-mailů nebo odkazů, tento útok vyzývá adresáta k zadání osobních údajů na falešnou stránk</text:span><text:span text:style-name="T22">z</text:span><text:span text:style-name="T15">, která je velmi podobná té oficiální</text:span></text:p>
          <text:p text:style-name="P14"><text:span text:style-name="T1">Možné obrany:</text:span></text:p>
          <text:p text:style-name="P21"><text:span text:style-name="T15">- dodržování bezpečnostních pravidel, co nejméně poskytovat citlivé údaje</text:span></text:p>
          <text:p text:style-name="P21"><text:span text:style-name="T15">- pečlivé zkontrolování e-mailové adresy/domény </text:span></text:p>
          <text:p text:style-name="P21"><text:span text:style-name="T15"/></text:p>
        </text:list-item>
        <text:list-item>
          <text:p text:style-name="P19"><text:span text:style-name="T9">SQL injection</text:span><text:span text:style-name="T15"> útok</text:span></text:p>
          <text:p text:style-name="P3"><text:span text:style-name="T22">- </text:span><text:span text:style-name="T25">napadení </text:span><text:span text:style-name="T27">databázové vrsttvy prog</text:span><text:span text:style-name="T25">ramu vsunutím kódu přes neošetřený vstup a vykonání vlastního pozměňujícího poškozujícího </text:span><text:span text:style-name="T27">SQL</text:span><text:span text:style-name="T28"> </text:span><text:span text:style-name="T25">příkazu</text:span><text:span text:style-name="T29"> </text:span></text:p>
          <text:p text:style-name="P14"><text:soft-page-break/><text:span text:style-name="T33">Možné obrany:</text:span></text:p>
          <text:p text:style-name="P22"><text:span text:style-name="T33">- </text:span></text:p>
          <text:p text:style-name="P14"><text:span text:style-name="T33"/></text:p>
        </text:list-item>
        <text:list-item>
          <text:p text:style-name="P19"><text:span text:style-name="T32">Malware</text:span><text:span text:style-name="T29"> útok</text:span></text:p>
          <text:p text:style-name="P19"><text:span text:style-name="T29">- neboli škodlivý software je nežádoucí sw nainstalovaný ve vašm pc bez vašeho souhlasu </text:span></text:p>
          <text:p text:style-name="P14"><text:span text:style-name="T33">Možné obrany:</text:span></text:p>
          <text:p text:style-name="P22"><text:span text:style-name="T33">- antiwiry, nerozklikávat nedůvěryhodné odkazy </text:span></text:p>
        </text:list-item>
      </text:list>
      <text:p text:style-name="P20"><text:span text:style-name="T29"/></text:p>
      <text:p text:style-name="P20"><text:span text:style-name="T29"/></text:p>
      <text:p text:style-name="P15"><text:span text:style-name="T33">Firewally</text:span></text:p>
      <text:p text:style-name="P23"><text:span text:style-name="T33">- síťové zařízení, které slouží k řízení a zabezpečení síťového provozu</text:span></text:p>
      <text:p text:style-name="P13"><text:span text:style-name="T31">- </text:span></text:p>
      <text:p text:style-name="P16"><text:span text:style-name="T34">Demilitarizované zóny</text:span></text:p>
      <text:p text:style-name="P24"><text:span text:style-name="T34">- </text:span></text:p>
      <text:p text:style-name="P16"><text:span text:style-name="T34">ACL</text:span><text:span text:style-name="T31">(acces control list)</text:span></text:p>
      <text:p text:style-name="P24"><text:span text:style-name="T34">- je sada dat informující os počítače, který následně uděluje uživatelům přístupová práva k určitým objektům v systému(např. k souboru nebo k adresáři)</text:span></text:p>
      <text:p text:style-name="P24"><text:span text:style-name="T34">- každý uživatel ma jedinečný atribut zabezpečení, které určuje, kteří uživatelé k němu mají přístu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S Serif" svg:font-family="'MS Serif'"/>
    <style:font-face style:name="helvetica" svg:font-family="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4T18:04:08.939000000</meta:creation-date>
    <dc:date>2020-12-14T21:46:30.447000000</dc:date>
    <meta:editing-duration>PT27M41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51" meta:word-count="437" meta:character-count="2933" meta:non-whitespace-character-count="2538"/>
  </office:meta>
</office:document-meta>
</file>